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555in" loext:contextual-spacing="false"/>
    </style:style>
    <style:style style:name="P2" style:family="paragraph" style:parent-style-name="Standard">
      <style:paragraph-properties fo:margin-top="0in" fo:margin-bottom="0.0555in" loext:contextual-spacing="false">
        <style:tab-stops>
          <style:tab-stop style:position="3.1835in"/>
        </style:tab-stops>
      </style:paragraph-properties>
    </style:style>
    <style:style style:name="P3" style:family="paragraph" style:parent-style-name="Standard">
      <style:paragraph-properties fo:margin-top="0in" fo:margin-bottom="0.0555in" loext:contextual-spacing="false" fo:padding="0in" fo:border="none">
        <style:tab-stops>
          <style:tab-stop style:position="3.1835in"/>
        </style:tab-stops>
      </style:paragraph-properties>
    </style:style>
    <style:style style:name="P4" style:family="paragraph" style:parent-style-name="Standard">
      <style:paragraph-properties fo:margin-top="0in" fo:margin-bottom="0.0555in" loext:contextual-spacing="false" fo:padding="0in" fo:border="none">
        <style:tab-stops>
          <style:tab-stop style:position="3.1835in"/>
        </style:tab-stops>
      </style:paragraph-properties>
      <style:text-properties fo:font-weight="bold" style:font-weight-asian="bold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3.1835in"/>
        </style:tab-stops>
      </style:paragraph-properties>
    </style:style>
    <style:style style:name="P6" style:family="paragraph" style:parent-style-name="Standard" style:list-style-name="WWNum2">
      <style:paragraph-properties fo:margin-left="0.5in" fo:margin-right="0in" fo:margin-top="0in" fo:margin-bottom="0.0555in" loext:contextual-spacing="true" fo:text-indent="-0.25in" style:auto-text-indent="false" fo:padding="0in" fo:border="none">
        <style:tab-stops>
          <style:tab-stop style:position="3.1835in"/>
        </style:tab-stops>
      </style:paragraph-properties>
    </style:style>
    <style:style style:name="P7" style:family="paragraph" style:parent-style-name="Standard" style:list-style-name="WWNum2">
      <style:paragraph-properties fo:margin-left="0.5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8" style:family="paragraph" style:parent-style-name="Standard" style:list-style-name="WWNum1">
      <style:paragraph-properties fo:margin-left="0.5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9" style:family="paragraph" style:parent-style-name="Standard" style:list-style-name="WWNum1">
      <style:paragraph-properties fo:margin-left="1in" fo:margin-right="0in" fo:margin-top="0in" fo:margin-bottom="0.0555in" loext:contextual-spacing="true" fo:text-indent="-0.25in" style:auto-text-indent="false">
        <style:tab-stops>
          <style:tab-stop style:position="3.1835in"/>
        </style:tab-stops>
      </style:paragraph-properties>
    </style:style>
    <style:style style:name="P10" style:family="paragraph" style:parent-style-name="Heading_20_1">
      <style:paragraph-properties fo:margin-top="0in" fo:margin-bottom="0.0555in" loext:contextual-spacing="false"/>
    </style:style>
    <style:style style:name="P11" style:family="paragraph" style:parent-style-name="Heading_20_1">
      <style:paragraph-properties fo:margin-top="0in" fo:margin-bottom="0.0555in" loext:contextual-spacing="false">
        <style:tab-stops>
          <style:tab-stop style:position="3.1835in"/>
        </style:tab-stops>
      </style:paragraph-properties>
    </style:style>
    <style:style style:name="P12" style:family="paragraph" style:parent-style-name="Heading_20_2">
      <style:paragraph-properties fo:margin-top="0.0835in" fo:margin-bottom="0in" loext:contextual-spacing="false"/>
    </style:style>
    <style:style style:name="P13" style:family="paragraph" style:parent-style-name="Heading_20_2">
      <style:paragraph-properties fo:margin-top="0.0835in" fo:margin-bottom="0in" loext:contextual-spacing="false">
        <style:tab-stops>
          <style:tab-stop style:position="3.1835in"/>
        </style:tab-stops>
      </style:paragraph-properties>
    </style:style>
    <style:style style:name="P14" style:family="paragraph" style:parent-style-name="Heading_20_2">
      <style:paragraph-properties fo:margin-top="0in" fo:margin-bottom="0.0555in" loext:contextual-spacing="false" fo:line-height="100%" fo:keep-together="auto" fo:keep-with-next="auto">
        <style:tab-stops>
          <style:tab-stop style:position="3.1835in"/>
        </style:tab-stops>
      </style:paragraph-properties>
    </style:style>
    <style:style style:name="P15" style:family="paragraph" style:parent-style-name="Subtitle">
      <style:paragraph-properties fo:margin-top="0in" fo:margin-bottom="0.0555in" loext:contextual-spacing="false"/>
    </style:style>
    <style:style style:name="P16" style:family="paragraph" style:parent-style-name="Title">
      <style:paragraph-properties fo:margin-top="0in" fo:margin-bottom="0in" loext:contextual-spacing="false" fo:break-before="page"/>
    </style:style>
    <style:style style:name="P17" style:family="paragraph" style:parent-style-name="Title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style:font-name="Georgia" fo:font-size="11pt" fo:font-weight="normal" style:font-name-asian="Georgia1" style:font-size-asian="11pt" style:font-weight-asian="normal" style:font-name-complex="Georgia1" style:font-size-complex="11pt"/>
    </style:style>
    <style:style style:name="T3" style:family="text">
      <style:text-properties fo:color="#000000" style:font-name="Georgia" fo:font-size="11pt" style:font-name-asian="Georgia1" style:font-size-asian="11pt" style:font-name-complex="Georgia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/>
    </style:style>
    <style:style style:name="T8" style:family="text">
      <style:text-properties fo:color="#ff0000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3fmbkwihl4ay"/>Doomed Atlantis</text:p>
      <text:p text:style-name="P10"><text:bookmark text:name="_zh4f59d0h3u3"/>Adventurer Reference</text:p>
      <text:p text:style-name="P12"><text:bookmark text:name="_8so6i6c54114"/>Resolve</text:p>
      <text:p text:style-name="P1">As an adventurer, you have resolve, which is your willingness to continue the adventure. Damage dealt to you reduces your resolve. You cannot recover resolve in excess of your maximum.</text:p>
      <text:p text:style-name="P1">Your resolve cannot be reduced below 0. If you are dealt damage when your resolve is 0, you are stunned (see <text:span text:style-name="T1">Field Guide: Creatures: Stunned</text:span>).</text:p>
      <text:p text:style-name="P12"><text:bookmark text:name="_edcvv69hrsox"/>Actions</text:p>
      <text:p text:style-name="P1">Each ⚙ counter you spend on your turn allows you to perform an action. Sometimes an action costs more than one ⚙ counter. You must spend all the ⚙ counters before beginning each action.</text:p>
      <text:p text:style-name="P1">A reaction is an action you can perform whenever its condition is met, even if it is not your turn, as long as you have enough ⚙ counters to spend.</text:p>
      <text:p text:style-name="P14"><text:bookmark text:name="_nu1hqvh8kxdc"/><text:span text:style-name="T2">Basic actions and reactions are listed below. “⚙ </text:span><text:span text:style-name="T3">ActionName:</text:span><text:span text:style-name="T2">” in the rules text of an area or object indicates a special action that you can use when you are in that area or can target that object.</text:span></text:p>
      <text:p text:style-name="P2">See also <text:span text:style-name="T1">Field Guide: Creatures</text:span> for other rules about creatures and actions.</text:p>
      <text:p text:style-name="P12"><text:bookmark text:name="_r89pshbdhk36"/>Basic Actions</text:p>
      <text:p text:style-name="P3">⚙<text:span text:style-name="T4"> Walk:</text:span> Move through a connection to another area.</text:p>
      <text:list xml:id="list5563207680033369849" text:style-name="WWNum2">
        <text:list-item>
          <text:p text:style-name="P5">If you have any active enemies in your area, roll 2d6, taking -1 for each active enemy. *On 10+ your action succeeds. *On 7-9 choose: your action fails OR one enemy gets a free <text:span text:style-name="T4">Attack </text:span>upon you. *On 6- your action fails AND one enemy gets a free <text:span text:style-name="T4">Attack </text:span>upon you.</text:p>
        </text:list-item>
        <text:list-item>
          <text:p text:style-name="P6">Spend one extra ⚙ to move a single target object of your size or smaller with you.</text:p>
        </text:list-item>
        <text:list-item>
          <text:p text:style-name="P6">You must spend one extra ⚙ to squeeze through a connection one size smaller than yourself.</text:p>
        </text:list-item>
        <text:list-item>
          <text:p text:style-name="P7"><text:span text:style-name="T1">When you arrive in an unexplored area, reveal it. (See Field Guide: Areas.)</text:span></text:p>
        </text:list-item>
      </text:list>
      <text:p text:style-name="P3">⚙<text:span text:style-name="T4"> Take:</text:span> Relocate a target object to an empty slot in your inventory. The object must be smaller than you.</text:p>
      <text:p text:style-name="P3">⚙<text:span text:style-name="T4"> Drop / Throw:</text:span> Relocate a target object from your inventory to your area or a connected area. Gain a ⚙ counter.</text:p>
      <text:p text:style-name="P3">⚙<text:span text:style-name="T4"> Attack:</text:span> When you strike a target object with fisticuffs or a weapon, roll 2d6. *On 7+ you strike the object and deal 1 damage. *On 10+ you may increase the damage by 1, or deal 1 damage to another target object as well.</text:p>
      <text:p text:style-name="P13"><text:bookmark text:name="_r3ev8qdou5r7"/>Basic Reactions</text:p>
      <text:p text:style-name="P2">⚙<text:span text:style-name="T4"> Dodge - Reaction:</text:span> When you would be dealt damage, roll 2d6. *On 10+ take no damage. *On 7-9 reduce the damage by 1.</text:p>
      <text:p text:style-name="P2">⚙<text:span text:style-name="T4"> Focus - Reaction:</text:span> After an adventurer in your area rolls: Grant +1 to the roll.</text:p>
      <text:p text:style-name="P4"/>
      <text:p text:style-name="P16"><text:bookmark text:name="_b2sg4wf3e4eo"/>Doomed Atlantis</text:p>
      <text:p text:style-name="P15"><text:bookmark text:name="_9repa42atwyb"/><text:span text:style-name="T6">Hero Golem Action Reference</text:span></text:p>
      <text:list xml:id="list7291154247198071780" text:style-name="WWNum1">
        <text:list-item>
          <text:p text:style-name="P8"><text:span text:style-name="T7">Move:</text:span><text:span text:style-name="T6"> Move to a connected area.</text:span></text:p>
          <text:list>
            <text:list-item>
              <text:p text:style-name="P9"><text:span text:style-name="T8">Your golem is large, and thus cannot move through a narrow connection.</text:span></text:p>
            </text:list-item>
            <text:list-item>
              <text:p text:style-name="P9"><text:span text:style-name="T8">When you arrive in an unexplored area, reveal it. (See Rules Reference.)</text:span></text:p>
            </text:list-item>
            <text:list-item>
              <text:p text:style-name="P9"><text:span text:style-name="T6">If there are enemies in your area, select ∆ enemies: each other enemy Attacks you before you leave the area.</text:span></text:p>
            </text:list-item>
            <text:list-item>
              <text:p text:style-name="P9"><text:span text:style-name="T6">Spend one extra action to move one target object of your size or smaller with you.</text:span></text:p>
            </text:list-item>
          </text:list>
        </text:list-item>
        <text:list-item>
          <text:p text:style-name="P8"><text:span text:style-name="T7">Take:</text:span><text:span text:style-name="T6"> Relocate a non-large object to an empty slot in your inventory. Module slots can only hold modules.</text:span></text:p>
        </text:list-item>
        <text:list-item>
          <text:p text:style-name="P8"><text:span text:style-name="T7">Drop / Throw:</text:span><text:span text:style-name="T6"> Relocate an object from your inventory to your area or a connected area. Gain an action.</text:span></text:p>
        </text:list-item>
        <text:list-item>
          <text:p text:style-name="P8"><text:span text:style-name="T7">Attack:</text:span><text:span text:style-name="T6"> On ∆2+, deal ✷ to an object.</text:span></text:p>
        </text:list-item>
        <text:list-item>
          <text:p text:style-name="P8"><text:span text:style-name="T7">Recharge:</text:span><text:span text:style-name="T6"> Transfer ⚡ to ⚡⚡⚡ between non-enemy golems.</text:span></text:p>
        </text:list-item>
        <text:list-item>
          <text:p text:style-name="P8"><text:span text:style-name="T7">Eject:</text:span><text:span text:style-name="T6"> Relocate your hero to your area or a connected area. You may relocate target object from your golem’s inventory with you: you may then Take that object automatically. Your golem becomes dormant.</text:span></text:p>
        </text:list-item>
      </text:list>
      <text:p text:style-name="P11"><text:bookmark text:name="_fgtuzv9z7le3"/><text:span text:style-name="T6">Notes</text:span></text:p>
      <text:p text:style-name="P2"><text:span text:style-name="T6">Add your golem's damage penalty to all die rolls for actions.</text:span></text:p>
      <text:p text:style-name="P2"><text:span text:style-name="T6">Any effects that would affect a hero in a golem are redirected to the golem.</text:span></text:p>
      <text:p text:style-name="P2"><text:span text:style-name="T6">If your golem becomes dormant or is destroyed, the Eject action occurs automatically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ice" svg:font-family="Alice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lice1" svg:font-family="Alice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0555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Georgia" fo:font-size="11pt" fo:language="en" fo:country="none" fo:font-style="normal" style:text-underline-style="none" fo:font-weight="normal" style:letter-kerning="true" style:font-name-asian="Georgia1" style:font-size-asian="11pt" style:language-asian="zh" style:country-asian="CN" style:font-style-asian="normal" style:font-weight-asian="normal" style:font-name-complex="Georgi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fo:color="#366091" style:font-name="Alice" fo:font-family="Alice" style:font-family-generic="roman" style:font-pitch="variable" fo:font-size="14pt" fo:font-weight="bold" style:font-name-asian="Alice1" style:font-family-asian="Alice" style:font-family-generic-asian="system" style:font-pitch-asian="variable" style:font-size-asian="14pt" style:font-weight-asian="bold" style:font-name-complex="Alice1" style:font-family-complex="Alice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366091" style:font-name="Alice" fo:font-family="Alice" style:font-family-generic="roman" style:font-pitch="variable" fo:font-size="20pt" fo:font-weight="bold" style:font-name-asian="Alice1" style:font-family-asian="Alice" style:font-family-generic-asian="system" style:font-pitch-asian="variable" style:font-size-asian="20pt" style:font-weight-asian="bold" style:font-name-complex="Alice1" style:font-family-complex="Alice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02in" fo:margin-left="0.4in" fo:margin-right="0.4in" fo:background-color="#ffffff" style:writing-mode="lr-tb" style:layout-grid-color="#c0c0c0" style:layout-grid-lines="2542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622" meta:character-count="3345" meta:non-whitespace-character-count="2775"/>
    <meta:generator>LibreOfficeDev/5.1.0.3$Linux_X86_64 LibreOffice_project/</meta:generator>
  </office:meta>
</office:document-meta>
</file>